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287cm"/>
    </style:style>
    <style:style style:name="gr5" style:family="graphic" style:parent-style-name="standard">
      <style:graphic-properties draw:stroke="none" svg:stroke-color="#000000" draw:fill="none" draw:fill-color="#ffffff" fo:min-height="8.69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2" style:family="text">
      <style:text-properties style:text-position="-33% 58%"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style:text-position="-33% 58%"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" style:family="text">
      <style:text-properties style:text-position="0% 100%"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5" style:family="text">
      <style:text-properties style:text-position="0% 100%"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6" style:family="text">
      <style:text-properties fo:color="#6b7d72" style:text-outline="false" style:text-line-through-style="none" fo:font-family="'Book Antiqua'" style:font-family-generic="roman" fo:font-size="35pt" fo:font-style="normal" fo:text-shadow="none" style:text-underline-style="none" fo:font-weight="normal" style:letter-kerning="true" style:font-family-asian="'Book Antiqua'" style:font-family-generic-asian="roman" style:font-size-asian="35pt" style:font-style-asian="normal" style:font-weight-asian="normal" style:font-family-complex="'Book Antiqua'" style:font-family-generic-complex="roman" style:font-size-complex="19.899999618530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style-name="Standard" style:font-family-generic="swiss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8" style:family="text">
      <style:text-properties style:text-position="-33% 58%" fo:font-family="Arial" style:font-style-name="Standard" style:font-family-generic="swiss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9" style:family="text">
      <style:text-properties style:text-position="-33% 58%" fo:font-family="Arial" style:font-family-generic="roman" style:font-pitch="variable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0" style:family="text">
      <style:text-properties style:text-position="0% 100%" fo:font-family="Arial" style:font-family-generic="roman" style:font-pitch="variable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1" style:family="text">
      <style:text-properties style:text-position="0% 100%" fo:font-family="Arial" style:font-style-name="Standard" style:font-family-generic="swiss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2" style:family="text">
      <style:text-properties fo:font-size="18pt"/>
    </style:style>
    <style:style style:name="T1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.9cm" svg:height="12.2cm" svg:x="0.6cm" svg:y="1.7cm">
          <text:p/>
        </draw:rect>
        <draw:rect draw:style-name="gr2" draw:text-style-name="P1" draw:layer="layout" svg:width="7.4cm" svg:height="7.4cm" svg:x="6.6cm" svg:y="3.8cm">
          <text:p text:style-name="P1">Filter</text:p>
        </draw:rect>
        <draw:line draw:style-name="gr3" draw:text-style-name="P1" draw:layer="layout" svg:x1="1.5cm" svg:y1="6cm" svg:x2="6.1cm" svg:y2="6cm">
          <text:p/>
        </draw:line>
        <draw:frame draw:style-name="gr4" draw:text-style-name="P1" draw:layer="layout" svg:width="5.1cm" svg:height="2.537cm" svg:x="1cm" svg:y="4.2cm">
          <draw:text-box>
            <text:p text:style-name="P1"><text:span text:style-name="T1">Eingangssignal</text:span></text:p>
            <text:p text:style-name="P1"><text:span text:style-name="T1">ω</text:span><text:span text:style-name="T2">in</text:span><text:span text:style-name="T3"> </text:span><text:span text:style-name="T4">= </text:span><text:span text:style-name="T5">ω</text:span><text:span text:style-name="T2">0</text:span><text:span text:style-name="T3"> </text:span></text:p>
          </draw:text-box>
        </draw:frame>
        <draw:line draw:style-name="gr3" draw:text-style-name="P1" draw:layer="layout" svg:x1="14.6cm" svg:y1="4.3cm" svg:x2="19.4cm" svg:y2="4.3cm">
          <text:p/>
        </draw:line>
        <draw:line draw:style-name="gr3" draw:text-style-name="P1" draw:layer="layout" svg:x1="14.6cm" svg:y1="6.6cm" svg:x2="19.4cm" svg:y2="6.6cm">
          <text:p/>
        </draw:line>
        <draw:line draw:style-name="gr3" draw:text-style-name="P1" draw:layer="layout" svg:x1="14.6cm" svg:y1="8.6cm" svg:x2="19.4cm" svg:y2="8.6cm">
          <text:p/>
        </draw:line>
        <draw:line draw:style-name="gr3" draw:text-style-name="P1" draw:layer="layout" svg:x1="14.6cm" svg:y1="10.8cm" svg:x2="19.4cm" svg:y2="10.8cm">
          <text:p/>
        </draw:line>
        <draw:frame draw:style-name="gr5" draw:text-style-name="P1" draw:layer="layout" svg:width="6.5cm" svg:height="8.945cm" svg:x="13.9cm" svg:y="3.4cm">
          <draw:text-box>
            <text:p text:style-name="P1">Tiefpass</text:p>
            <text:p text:style-name="P1"/>
            <text:p text:style-name="P1"/>
            <text:p text:style-name="P1">Hochpass</text:p>
            <text:p text:style-name="P1"/>
            <text:p text:style-name="P1"/>
            <text:p text:style-name="P1">Bandpass</text:p>
            <text:p text:style-name="P1"/>
            <text:p text:style-name="P1"/>
            <text:p text:style-name="P1">Bandsperre</text:p>
            <text:p text:style-name="P1"/>
            <text:p text:style-name="P1"><text:span text:style-name="T1">ω</text:span><text:span text:style-name="T2">out</text:span><text:span text:style-name="T3"> </text:span><text:span text:style-name="T4">= </text:span><text:span text:style-name="T5">ω</text:span><text:span text:style-name="T2">0</text:span></text:p>
          </draw:text-box>
        </draw:frame>
      </draw:page>
      <draw:page draw:name="page2" draw:style-name="dp1" draw:master-page-name="Standard">
        <draw:rect draw:style-name="gr1" draw:text-style-name="P1" draw:layer="layout" svg:width="19.9cm" svg:height="12.2cm" svg:x="0.6cm" svg:y="1.7cm">
          <text:p/>
        </draw:rect>
        <draw:rect draw:style-name="gr2" draw:text-style-name="P3" draw:layer="layout" svg:width="7.4cm" svg:height="7.4cm" svg:x="6.6cm" svg:y="3.8cm">
          <text:p text:style-name="P2"><text:span text:style-name="T6">Universeller </text:span></text:p>
          <text:p text:style-name="P2"><text:span text:style-name="T6">Aktiv-Filter</text:span></text:p>
        </draw:rect>
        <draw:line draw:style-name="gr3" draw:text-style-name="P1" draw:layer="layout" svg:x1="1.5cm" svg:y1="6cm" svg:x2="6.1cm" svg:y2="6cm">
          <text:p/>
        </draw:line>
        <draw:frame draw:style-name="gr4" draw:text-style-name="P3" draw:layer="layout" svg:width="5.1cm" svg:height="2.537cm" svg:x="1cm" svg:y="4.2cm">
          <draw:text-box>
            <text:p text:style-name="P1"><text:span text:style-name="T7">Eingangssignal</text:span></text:p>
            <text:p text:style-name="P1"><text:span text:style-name="T7">ω</text:span><text:span text:style-name="T8">in</text:span><text:span text:style-name="T9"> </text:span><text:span text:style-name="T10">= </text:span><text:span text:style-name="T11">ω</text:span><text:span text:style-name="T8">0</text:span><text:span text:style-name="T9"> </text:span></text:p>
          </draw:text-box>
        </draw:frame>
        <draw:line draw:style-name="gr3" draw:text-style-name="P1" draw:layer="layout" svg:x1="14.6cm" svg:y1="4.3cm" svg:x2="19.4cm" svg:y2="4.3cm">
          <text:p/>
        </draw:line>
        <draw:line draw:style-name="gr3" draw:text-style-name="P1" draw:layer="layout" svg:x1="14.6cm" svg:y1="6.6cm" svg:x2="19.4cm" svg:y2="6.6cm">
          <text:p/>
        </draw:line>
        <draw:line draw:style-name="gr3" draw:text-style-name="P1" draw:layer="layout" svg:x1="14.6cm" svg:y1="8.6cm" svg:x2="19.4cm" svg:y2="8.6cm">
          <text:p/>
        </draw:line>
        <draw:line draw:style-name="gr3" draw:text-style-name="P1" draw:layer="layout" svg:x1="14.6cm" svg:y1="10.8cm" svg:x2="19.4cm" svg:y2="10.8cm">
          <text:p/>
        </draw:line>
        <draw:frame draw:style-name="gr5" draw:text-style-name="P3" draw:layer="layout" svg:width="6.5cm" svg:height="8.945cm" svg:x="13.9cm" svg:y="3.4cm">
          <draw:text-box>
            <text:p text:style-name="P1"><text:span text:style-name="T12">Tiefpass</text:span></text:p>
            <text:p text:style-name="P1"><text:span text:style-name="T12"/></text:p>
            <text:p text:style-name="P1"><text:span text:style-name="T12"/></text:p>
            <text:p text:style-name="P1"><text:span text:style-name="T12">Hochpass</text:span></text:p>
            <text:p text:style-name="P1"><text:span text:style-name="T12"/></text:p>
            <text:p text:style-name="P1"><text:span text:style-name="T12"/></text:p>
            <text:p text:style-name="P1"><text:span text:style-name="T12">Bandpass</text:span></text:p>
            <text:p text:style-name="P1"><text:span text:style-name="T12"/></text:p>
            <text:p text:style-name="P1"><text:span text:style-name="T12"/></text:p>
            <text:p text:style-name="P1"><text:span text:style-name="T12">Bandsperre</text:span></text:p>
            <text:p text:style-name="P1"><text:span text:style-name="T12"/></text:p>
            <text:p text:style-name="P1"><text:span text:style-name="T7">ω</text:span><text:span text:style-name="T8">out</text:span><text:span text:style-name="T9"> </text:span><text:span text:style-name="T10">ist Filterabhänig</text:span></text:p>
          </draw:text-box>
        </draw:frame>
      </draw:page>
      <draw:page draw:name="page3" draw:style-name="dp1" draw:master-page-name="Standard">
        <draw:rect draw:style-name="gr1" draw:text-style-name="P1" draw:layer="layout" svg:width="19.9cm" svg:height="12.2cm" svg:x="0.6cm" svg:y="1cm">
          <text:p/>
        </draw:rect>
        <draw:rect draw:style-name="gr2" draw:text-style-name="P1" xml:id="id2" draw:id="id2" draw:layer="layout" svg:width="3cm" svg:height="3cm" svg:x="5cm" svg:y="4.013cm">
          <text:p text:style-name="P1">VCF</text:p>
        </draw:rect>
        <draw:rect draw:style-name="gr2" draw:text-style-name="P1" xml:id="id3" draw:id="id3" draw:layer="layout" svg:width="5cm" svg:height="2cm" svg:x="11cm" svg:y="5.013cm">
          <text:p text:style-name="P1">Phasendetektor</text:p>
        </draw:rect>
        <draw:line draw:style-name="gr3" draw:text-style-name="P1" draw:layer="layout" svg:x1="2cm" svg:y1="5.513cm" svg:x2="4cm" svg:y2="5.513cm">
          <text:p/>
        </draw:line>
        <draw:circle draw:style-name="gr6" draw:text-style-name="P1" xml:id="id1" draw:id="id1" draw:layer="layout" svg:width="0.2cm" svg:height="0.2cm" svg:x="3.9cm" svg:y="5.413cm">
          <text:p/>
        </draw:circle>
        <draw:connector draw:style-name="gr3" draw:text-style-name="P1" draw:layer="layout" svg:x1="4.1cm" svg:y1="5.513cm" svg:x2="5cm" svg:y2="5.513cm" draw:start-shape="id1" draw:start-glue-point="1" draw:end-shape="id2" draw:end-glue-point="3" svg:d="M4100 5513h900">
          <text:p/>
        </draw:connector>
        <draw:connector draw:style-name="gr3" draw:text-style-name="P1" draw:layer="layout" svg:x1="4cm" svg:y1="5.613cm" svg:x2="13.5cm" svg:y2="7.013cm" draw:start-shape="id1" draw:start-glue-point="2" draw:end-shape="id3" draw:end-glue-point="2" svg:d="M4000 5613v1901h9500v-501">
          <text:p/>
        </draw:connector>
        <draw:connector draw:style-name="gr3" draw:text-style-name="P1" draw:layer="layout" svg:x1="8cm" svg:y1="5.513cm" svg:x2="11cm" svg:y2="6.013cm" draw:start-shape="id2" draw:start-glue-point="1" draw:end-shape="id3" draw:end-glue-point="3" svg:d="M8000 5513h1500v500h1500">
          <text:p/>
        </draw:connector>
        <draw:connector draw:style-name="gr3" draw:text-style-name="P1" draw:layer="layout" draw:line-skew="-0.699cm" svg:x1="13.5cm" svg:y1="5.013cm" svg:x2="6.5cm" svg:y2="4.013cm" draw:start-shape="id3" draw:start-glue-point="0" draw:end-shape="id2" draw:end-glue-point="0" svg:d="M13500 5013v-2200h-7000v1200">
          <text:p/>
        </draw:connector>
        <draw:frame draw:style-name="gr7" draw:layer="layout" svg:width="1.192cm" svg:height="1.113cm" svg:x="5.4cm" svg:y="2.3cm">
          <draw:text-box>
            <text:p>V<text:span text:style-name="T13">C</text:span></text:p>
          </draw:text-box>
        </draw:frame>
        <draw:frame draw:style-name="gr8" draw:layer="layout" svg:width="1.437cm" svg:height="1.513cm" svg:x="8.4cm" svg:y="4.513cm">
          <draw:text-box>
            <text:p>V<text:span text:style-name="T13">HP</text:span></text:p>
          </draw:text-box>
        </draw:frame>
        <draw:frame draw:style-name="gr9" draw:layer="layout" svg:width="1.293cm" svg:height="1.113cm" svg:x="2.3cm" svg:y="4.413cm">
          <draw:text-box>
            <text:p>V<text:span text:style-name="T13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n Sündermann</meta:initial-creator>
    <meta:creation-date>2020-06-16T16:32:56.85</meta:creation-date>
    <dc:date>2020-07-25T16:26:41.45</dc:date>
    <dc:creator>Julian Sündermann</dc:creator>
    <meta:editing-duration>PT3H40M47S</meta:editing-duration>
    <meta:editing-cycles>2</meta:editing-cycles>
    <meta:generator>OpenOffice/4.1.3$Win32 OpenOffice.org_project/413m1$Build-9783</meta:generator>
    <meta:document-statistic meta:object-count="30"/>
  </office:meta>
</office:document-meta>
</file>